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535in" fo:margin-left="0.0299in" fo:margin-top="0in" fo:margin-bottom="0in" table:align="left" style:writing-mode="page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538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="0.0382in" fo:border="0.25pt solid #000000"/>
    </style:style>
    <style:style style:name="Table1.2" style:family="table-row">
      <style:table-row-properties style:min-row-height="0.5604in" fo:keep-together="auto"/>
    </style:style>
    <style:style style:name="Table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/>
    </style:style>
    <style:style style:name="Table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fo:padding="0.0382in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fo:padding="0.0382in" fo:border="0.5pt solid #000000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_20__28_WW_29_">
      <style:text-properties fo:language="ru" fo:country="RU"/>
    </style:style>
    <style:style style:name="P4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officeooo:rsid="0027ae88" officeooo:paragraph-rsid="0027ae88"/>
    </style:style>
    <style:style style:name="P8" style:family="paragraph" style:parent-style-name="Standard_20__28_WW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9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0" style:family="paragraph" style:parent-style-name="Обычный_20__28_веб_29_">
      <style:paragraph-properties fo:margin-top="0in" fo:margin-bottom="0in" style:contextual-spacing="false"/>
      <style:text-properties fo:font-weight="normal" officeooo:rsid="001e3be8" officeooo:paragraph-rsid="001e3be8" style:font-weight-asian="normal" style:font-weight-complex="normal"/>
    </style:style>
    <style:style style:name="P11" style:family="paragraph" style:parent-style-name="Обычный_20__28_веб_29_">
      <style:paragraph-properties fo:margin-top="0in" fo:margin-bottom="0in" style:contextual-spacing="false"/>
    </style:style>
    <style:style style:name="P12" style:family="paragraph" style:parent-style-name="Standard_20__28_WW_29_">
      <style:paragraph-properties fo:text-align="center" style:justify-single-word="false"/>
    </style:style>
    <style:style style:name="P13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e3be8" officeooo:paragraph-rsid="001e3be8"/>
    </style:style>
    <style:style style:name="P16" style:family="paragraph" style:parent-style-name="Table_20_Contents">
      <style:text-properties fo:language="ru" fo:country="RU" fo:font-weight="bold" style:font-weight-asian="bold" style:font-weight-complex="bold"/>
    </style:style>
    <style:style style:name="P17" style:family="paragraph" style:parent-style-name="Table_20_Contents">
      <style:text-properties fo:language="ru" fo:country="RU" fo:font-weight="normal" officeooo:rsid="002217af" officeooo:paragraph-rsid="002217af" style:font-weight-asian="normal" style:font-weight-complex="normal"/>
    </style:style>
    <style:style style:name="P18" style:family="paragraph" style:parent-style-name="Table_20_Contents" style:list-style-name="L1">
      <style:text-properties fo:language="ru" fo:country="RU" style:font-name-asian="Times New Roman1" style:font-name-complex="Times New Roman1"/>
    </style:style>
    <style:style style:name="P19" style:family="paragraph" style:parent-style-name="Table_20_Contents" style:list-style-name="L2">
      <style:paragraph-properties>
        <style:tab-stops>
          <style:tab-stop style:position="0in"/>
        </style:tab-stops>
      </style:paragraph-properties>
      <style:text-properties fo:language="ru" fo:country="RU" officeooo:rsid="0023e012" officeooo:paragraph-rsid="0023e012"/>
    </style:style>
    <style:style style:name="P20" style:family="paragraph" style:parent-style-name="Table_20_Contents" style:list-style-name="L1"/>
    <style:style style:name="P21" style:family="paragraph" style:parent-style-name="Table_20_Contents" style:list-style-name="L3">
      <style:text-properties officeooo:rsid="0026aba0" officeooo:paragraph-rsid="0026aba0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30ebc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e3be8" style:font-name-asian="Times New Roman1" style:font-name-complex="Times New Roman1"/>
    </style:style>
    <style:style style:name="T7" style:family="text">
      <style:text-properties fo:language="ru" fo:country="RU" officeooo:rsid="0022da27" style:font-name-asian="Times New Roman1" style:font-name-complex="Times New Roman1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officeooo:rsid="001e3be8"/>
    </style:style>
    <style:style style:name="T10" style:family="text">
      <style:text-properties style:font-name="Times New Roman Cyr" fo:language="ru" fo:country="RU" style:font-name-complex="Times New Roman Cyr1"/>
    </style:style>
    <style:style style:name="T11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2" style:family="text">
      <style:text-properties style:font-name="Times New Roman Cyr" fo:language="ru" fo:country="RU" style:text-underline-style="solid" style:text-underline-width="auto" style:text-underline-color="font-color" officeooo:rsid="00130ebc" style:font-name-complex="Times New Roman Cyr1"/>
    </style:style>
    <style:style style:name="T13" style:family="text">
      <style:text-properties style:font-name="Times New Roman Cyr" fo:language="ru" fo:country="RU" style:text-underline-style="solid" style:text-underline-width="auto" style:text-underline-color="font-color" officeooo:rsid="002bf621" style:font-name-complex="Times New Roman Cyr1"/>
    </style:style>
    <style:style style:name="T14" style:family="text">
      <style:text-properties style:text-position="super 58%" fo:language="ru" fo:country="R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officeooo:rsid="001e3be8"/>
    </style:style>
    <style:style style:name="T18" style:family="text">
      <style:text-properties fo:font-weight="normal" officeooo:rsid="00202b8e" style:font-weight-asian="normal" style:font-weight-complex="normal"/>
    </style:style>
    <style:style style:name="T19" style:family="text">
      <style:text-properties officeooo:rsid="0022da27"/>
    </style:style>
    <style:style style:name="T20" style:family="text">
      <style:text-properties officeooo:rsid="0024bac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</text:span><text:span text:style-name="T1"/></text:p>
      <text:p text:style-name="P1"><text:span text:style-name="T1">Двухнедельная отчётная работа по «Информатике»: аннотация к статье</text:span><text:span text:style-name="T1"/></text:p>
      <text:p text:style-name="P1"><text:span text:style-name="T10">Дата прошедшей лекции: </text:span><text:span text:style-name="T12">22</text:span><text:span text:style-name="T11">.</text:span><text:span text:style-name="T12">11</text:span><text:span text:style-name="T11">.202</text:span><text:span text:style-name="T12">3</text:span><text:span text:style-name="T10"><text:tab/>Номер прошедшей лекции</text:span><text:span text:style-name="T1">: </text:span><text:span text:style-name="T2">№</text:span><text:span text:style-name="T3">6</text:span><text:span text:style-name="T10"><text:tab/>Дата сдачи: </text:span><text:span text:style-name="T13">20</text:span><text:span text:style-name="T11">.</text:span><text:span text:style-name="T12">12</text:span><text:span text:style-name="T11">.202</text:span><text:span text:style-name="T12">3</text:span></text:p>
      <text:p text:style-name="P4"/>
      <text:p text:style-name="P8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13"><text:span text:style-name="T14"><text:tab/>Фамилия И.О. студента<text:tab/>не заполнять</text:span><text:span text:style-name="T14"/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Название статьи/главы книги/видеолекции</text:p>
            <text:p text:style-name="P6">Elsie: программируемые презентации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><text:span text:style-name="T15">ФИО автора статьи (или </text:span><text:span text:style-name="T16">e</text:span><text:span text:style-name="T15">-</text:span><text:span text:style-name="T16">mail</text:span><text:span text:style-name="T15">)</text:span></text:p>
            <text:p text:style-name="P10">Albert_Wesker</text:p>
          </table:table-cell>
          <table:table-cell table:style-name="Table1.A2" office:value-type="string">
            <text:p text:style-name="P2"><text:span text:style-name="T4">Дата публикации</text:span><text:span text:style-name="T4"/></text:p>
            <text:p text:style-name="P2"><text:span text:style-name="T4">(не старше 2020 года)</text:span><text:span text:style-name="T4"/></text:p>
            <text:p text:style-name="P2"><text:span text:style-name="T5"><text:s/>"</text:span><text:span text:style-name="T6">23</text:span><text:span text:style-name="T1">" </text:span><text:span text:style-name="T9">мая</text:span><text:span text:style-name="T1"> </text:span>202<text:span text:style-name="T17">3</text:span><text:span text:style-name="T1"> г.</text:span></text:p>
          </table:table-cell>
          <table:table-cell table:style-name="Table1.C2" office:value-type="string">
            <text:p text:style-name="P2"><text:span text:style-name="T4">Размер статьи</text:span><text:span text:style-name="T4"/></text:p>
            <text:p text:style-name="P2"><text:span text:style-name="T4">(от 400 слов)</text:span><text:span text:style-name="T4"/></text:p>
            <text:p text:style-name="P15"><text:span text:style-name="T1">2211</text:span><text:span text:style-name="T1"/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4">Прямая полная ссылка на источник или сокращённая ссылка (</text:span><text:span text:style-name="T15">bit</text:span><text:span text:style-name="T4">.</text:span><text:span text:style-name="T15">ly</text:span><text:span text:style-name="T4">, </text:span><text:span text:style-name="T15">tr</text:span><text:span text:style-name="T4">.</text:span><text:span text:style-name="T15">im</text:span><text:span text:style-name="T4"> и т. п.)</text:span></text:p>
            <text:p text:style-name="Table_20_Contents"><text:a xlink:type="simple" xlink:href="https://habr.com/ru/companies/timeweb/articles/737036/" text:style-name="Internet_20_link" text:visited-style-name="Visited_20_Internet_20_Link"><text:span text:style-name="T18">https://habr.com/ru/companies/timeweb/articles/737036/</text:span></text:a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5">Теги, ключевые слова или словосочетания</text:p>
            <text:p text:style-name="P17">LaTeX, слайды, Beamer, WYSIWYG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Table_20_Contents"><text:span text:style-name="T4">Перечень фактов, упомянутых в статье (минимум три пункта)</text:span><text:span text:style-name="T4"/></text:p>
            <text:list text:style-name="L1">
              <text:list-item>
                <text:p text:style-name="P18">При работе с WYSIWYG-решениями требуется выполнять вручную массу монотонной работы.</text:p>
              </text:list-item>
              <text:list-item>
                <text:p text:style-name="P20"><text:span text:style-name="T5">Декларативные инструменты </text:span><text:span text:style-name="T7">куда легче для использования и версионирования</text:span><text:span text:style-name="T5">.</text:span></text:p>
              </text:list-item>
              <text:list-item>
                <text:p text:style-name="P20"><text:span text:style-name="T19">Н</text:span>и один из используемых декларативных языков (ни LaTeX, ни HTML) не дают достаточной гибкости для создания по-настоящему сложных слайдов.</text:p>
              </text:list-item>
            </text:list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><text:span text:style-name="T4">Позитивные следствия и/или достоинства описанной в статье технологии (минимум три пункта)</text:span><text:span text:style-name="T4"/></text:p>
            <text:list text:style-name="L2">
              <text:list-item>
                <text:p text:style-name="P19">Elsie предоставляет базовые блоки для создания презентаций на языке Python.</text:p>
              </text:list-item>
              <text:list-item>
                <text:p text:style-name="P19">В Elsie есть подсветка синтаксиса, макетирование и мощная система проявления.</text:p>
              </text:list-item>
              <text:list-item>
                <text:p text:style-name="P19"><text:span text:style-name="T20">Б</text:span>иблиотека позволяет отображать LaTeX или разметку, а ещё с её помощью интерактивно создавать файлы в Jupyter.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4">Негативные следствия и/или недостатки описанной в статье технологии (минимум три пункта)</text:span><text:span text:style-name="T4"/></text:p>
            <text:list text:style-name="L3">
              <text:list-item>
                <text:p text:style-name="P21">Для использования библиотеки необходимо знать хотя бы базовый синтаксис Python.</text:p>
              </text:list-item>
              <text:list-item>
                <text:p text:style-name="P21">На внутреннем уровне библиотека преобразует эти блоки в SVG, что может быть неэффективно для хранения.</text:p>
              </text:list-item>
              <text:list-item>
                <text:p text:style-name="P21">Функционал библиотеки не настолько разнообразен, как в WYSIWYG-редакторах.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Table_20_Contents"><text:span text:style-name="T4">Ваши замечания, пожелания преподавателю </text:span><text:span text:style-name="T8">или</text:span><text:span text:style-name="T4"> анекдот о программистах</text:span></text:p>
            <text:p text:style-name="Table_20_Contents"/>
            <text:p text:style-name="P7">Разработчики, обвиненные в написании нечитабельного кода, отказались давать комментарии.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139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0972in" fo:margin-bottom="0in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835in" style:contextual-spacing="false"/>
    </style:style>
    <style:style style:name="Заголовок1" style:family="paragraph" style:parent-style-name="Standard" style:next-style-name="Text_20_body_20__28_WW_29_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0827in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Заголовок1" style:next-style-name="Text_20_body_20__28_WW_29_" style:class="chapter">
      <style:paragraph-properties fo:margin-top="0.0417in" fo:margin-bottom="0in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in" fo:margin-bottom="0in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79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24</meta:editing-cycles>
    <meta:print-date>1899-12-31T21:00:00</meta:print-date>
    <meta:creation-date>2023-09-16T15:24:00</meta:creation-date>
    <dc:date>2023-12-06T09:55:48.482672032</dc:date>
    <meta:editing-duration>PT1H13M26S</meta:editing-duration>
    <meta:generator>LibreOffice/7.4.7.2$Linux_X86_64 LibreOffice_project/40$Build-2</meta:generator>
    <meta:document-statistic meta:table-count="1" meta:image-count="0" meta:object-count="0" meta:page-count="1" meta:paragraph-count="33" meta:word-count="253" meta:character-count="1994" meta:non-whitespace-character-count="1711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